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3">
      <style:paragraph-properties fo:text-align="center" style:justify-single-word="false"/>
    </style:style>
    <style:style style:name="P2" style:family="paragraph" style:parent-style-name="Title">
      <style:text-properties officeooo:rsid="000fdd6f" officeooo:paragraph-rsid="000fdd6f"/>
    </style:style>
    <style:style style:name="P3" style:family="paragraph" style:parent-style-name="Heading_20_1" style:list-style-name=""/>
    <style:style style:name="P4" style:family="paragraph" style:parent-style-name="Heading_20_1">
      <style:paragraph-properties fo:break-before="page"/>
    </style:style>
    <style:style style:name="T1" style:family="text">
      <style:text-properties officeooo:rsid="000ca090"/>
    </style:style>
    <style:style style:name="T2" style:family="text">
      <style:text-properties officeooo:rsid="000fdd6f"/>
    </style:style>
    <style:style style:name="T3" style:family="text">
      <style:text-properties officeooo:rsid="0010e6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istina Sánchez Justicia </text:p>
      <text:p text:style-name="P2">Memoria P3 de TSI</text:p>
      <text:h text:style-name="Heading_20_1" text:outline-level="1">Tablas de resultados 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h text:style-name="P1" text:outline-level="3">Ejercicio </text:h>
          </table:table-cell>
          <table:table-cell table:style-name="Table1.A1" office:value-type="string">
            <text:h text:style-name="P1" text:outline-level="3">Número de accion<text:span text:style-name="T3">es</text:span></text:h>
          </table:table-cell>
          <table:table-cell table:style-name="Table1.C1" office:value-type="string">
            <text:h text:style-name="P1" text:outline-level="3">Tiempo </text:h>
          </table:table-cell>
        </table:table-row>
        <table:table-row>
          <table:table-cell table:style-name="Table1.A2" office:value-type="string">
            <text:h text:style-name="P1" text:outline-level="3">1</text:h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h text:style-name="P1" text:outline-level="3">2</text:h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h text:style-name="P1" text:outline-level="3">3</text:h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h text:style-name="P1" text:outline-level="3">4</text:h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h text:style-name="P1" text:outline-level="3">5</text:h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h text:style-name="P1" text:outline-level="3">6</text:h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h text:style-name="P1" text:outline-level="3">7</text:h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h text:style-name="P1" text:outline-level="3">8</text:h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h text:style-name="P3" text:outline-level="1"/>
      <text:h text:style-name="P4" text:outline-level="1">Pregunta #1 En las distintas llamadas a MetricFF necesarias para resolver el<text:span text:style-name="T2"> ejercicio 6 (o cualquier otro en donde se busque optimizar de modo efectivo el tamaño del plan o algún otro criterio), ¿MetricFF suele tardar aproximadamente el mismo tiempo en todas ellas? ¿A qué cree que se debe este fenómeno? Razone su respuesta.</text:span></text:h>
      <text:h text:style-name="P3" text:outline-level="1"/>
      <text:h text:style-name="P4" text:outline-level="1">Pregunta #2 En base a los tiempos de ejecución obtenidos, al comportamiento<text:span text:style-name="T2"> general observado en los distintos ejercicios, y teniendo en cuenta que el dominio de planificación planteado en esta práctica es de dificultad baja o moderada, ¿cuáles considera que pueden ser las principales limitaciones de la planificación automática en otros dominios? ¿Cómo considera que escalaría la resolución de los problemas si incorporásemos muchas más acciones, objetos y nodos del mapa? 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23T16:49:12.520069305</meta:creation-date>
    <dc:date>2023-05-23T16:58:59.751432534</dc:date>
    <meta:editing-duration>PT9M46S</meta:editing-duration>
    <meta:editing-cycles>6</meta:editing-cycles>
    <meta:generator>LibreOffice/6.1.5.2$Linux_X86_64 LibreOffice_project/10$Build-2</meta:generator>
    <meta:document-statistic meta:table-count="1" meta:image-count="0" meta:object-count="0" meta:page-count="3" meta:paragraph-count="16" meta:word-count="148" meta:character-count="908" meta:non-whitespace-character-count="771"/>
  </office:meta>
</office:document-meta>
</file>